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2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7" table:number-rows-spanned="1">
            <text:p>ReLU Activation Function</text:p>
          </table:table-cell>
          <table:covered-table-cell table:style-name="ce5"/>
          <table:covered-table-cell table:style-name="ce6"/>
          <table:covered-table-cell table:number-columns-repeated="4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8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table:style-name="ce3"/>
          <table:table-cell office:value-type="float" office:value="10" calcext:value-type="float">
            <text:p>10</text:p>
          </table:table-cell>
          <table:table-cell office:value-type="float" office:value="0.405941" calcext:value-type="float">
            <text:p>0.405941</text:p>
          </table:table-cell>
          <table:table-cell office:value-type="float" office:value="0.411441" calcext:value-type="float">
            <text:p>0.411441</text:p>
          </table:table-cell>
          <table:table-cell office:value-type="float" office:value="0.40264" calcext:value-type="float">
            <text:p>0.40264</text:p>
          </table:table-cell>
          <table:table-cell office:value-type="float" office:value="0.436744" calcext:value-type="float">
            <text:p>0.436744</text:p>
          </table:table-cell>
          <table:table-cell office:value-type="float" office:value="0.388339" calcext:value-type="float">
            <text:p>0.388339</text:p>
          </table:table-cell>
        </table:table-row>
        <table:table-row table:style-name="ro2">
          <table:covered-table-cell office:value-type="string" calcext:value-type="string">
            <text:p>Batch Size</text:p>
          </table:covered-table-cell>
          <table:table-cell office:value-type="float" office:value="50" calcext:value-type="float">
            <text:p>50</text:p>
          </table:table-cell>
          <table:table-cell office:value-type="float" office:value="0.393839" calcext:value-type="float">
            <text:p>0.393839</text:p>
          </table:table-cell>
          <table:table-cell office:value-type="float" office:value="0.433443" calcext:value-type="float">
            <text:p>0.433443</text:p>
          </table:table-cell>
          <table:table-cell office:value-type="float" office:value="0.432343" calcext:value-type="float">
            <text:p>0.432343</text:p>
          </table:table-cell>
          <table:table-cell office:value-type="float" office:value="0.354235" calcext:value-type="float">
            <text:p>0.354235</text:p>
          </table:table-cell>
          <table:table-cell office:value-type="float" office:value="0.407041" calcext:value-type="float">
            <text:p>0.407041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393839" calcext:value-type="float">
            <text:p>0.393839</text:p>
          </table:table-cell>
          <table:table-cell table:style-name="ce8" office:value-type="float" office:value="0.442244" calcext:value-type="float">
            <text:p>0.442244</text:p>
          </table:table-cell>
          <table:table-cell office:value-type="float" office:value="0.40154" calcext:value-type="float">
            <text:p>0.40154</text:p>
          </table:table-cell>
          <table:table-cell office:value-type="float" office:value="0.341034" calcext:value-type="float">
            <text:p>0.341034</text:p>
          </table:table-cell>
          <table:table-cell office:value-type="float" office:value="0.363036" calcext:value-type="float">
            <text:p>0.363036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55336" calcext:value-type="float">
            <text:p>0.355336</text:p>
          </table:table-cell>
          <table:table-cell office:value-type="float" office:value="0.392739" calcext:value-type="float">
            <text:p>0.392739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348735" calcext:value-type="float">
            <text:p>0.348735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44334" calcext:value-type="float">
            <text:p>0.344334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344334" calcext:value-type="float">
            <text:p>0.344334</text:p>
          </table:table-cell>
          <table:table-cell office:value-type="float" office:value="0.278328" calcext:value-type="float">
            <text:p>0.278328</text:p>
          </table:table-cell>
          <table:table-cell office:value-type="float" office:value="0.363036" calcext:value-type="float">
            <text:p>0.363036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0.375138" calcext:value-type="float">
            <text:p>0.375138</text:p>
          </table:table-cell>
          <table:table-cell office:value-type="float" office:value="0.371837" calcext:value-type="float">
            <text:p>0.371837</text:p>
          </table:table-cell>
          <table:table-cell office:value-type="float" office:value="0.294829" calcext:value-type="float">
            <text:p>0.294829</text:p>
          </table:table-cell>
          <table:table-cell office:value-type="float" office:value="0.368537" calcext:value-type="float">
            <text:p>0.368537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306931" calcext:value-type="float">
            <text:p>0.306931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338834" calcext:value-type="float">
            <text:p>0.338834</text:p>
          </table:table-cell>
          <table:table-cell office:value-type="float" office:value="0.305831" calcext:value-type="float">
            <text:p>0.305831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gmoid Activation Function</text:p>
          </table:table-cell>
          <table:covered-table-cell table:number-columns-repeated="6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8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table:style-name="ce3"/>
          <table:table-cell office:value-type="float" office:value="10" calcext:value-type="float">
            <text:p>10</text:p>
          </table:table-cell>
          <table:table-cell office:value-type="float" office:value="0.407041" calcext:value-type="float">
            <text:p>0.407041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465347" calcext:value-type="float">
            <text:p>0.465347</text:p>
          </table:table-cell>
          <table:table-cell office:value-type="float" office:value="0.452145" calcext:value-type="float">
            <text:p>0.452145</text:p>
          </table:table-cell>
          <table:table-cell office:value-type="float" office:value="0.470847" calcext:value-type="float">
            <text:p>0.470847</text:p>
          </table:table-cell>
        </table:table-row>
        <table:table-row table:style-name="ro2">
          <table:covered-table-cell/>
          <table:table-cell office:value-type="float" office:value="50" calcext:value-type="float">
            <text:p>50</text:p>
          </table:table-cell>
          <table:table-cell office:value-type="float" office:value="0.430143" calcext:value-type="float">
            <text:p>0.430143</text:p>
          </table:table-cell>
          <table:table-cell office:value-type="float" office:value="0.460946" calcext:value-type="float">
            <text:p>0.460946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51045" calcext:value-type="float">
            <text:p>0.451045</text:p>
          </table:table-cell>
          <table:table-cell table:style-name="ce5" office:value-type="float" office:value="0.463146" calcext:value-type="float">
            <text:p>0.463146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40264" calcext:value-type="float">
            <text:p>0.40264</text:p>
          </table:table-cell>
          <table:table-cell office:value-type="float" office:value="0.410341" calcext:value-type="float">
            <text:p>0.410341</text:p>
          </table:table-cell>
          <table:table-cell office:value-type="float" office:value="0.442244" calcext:value-type="float">
            <text:p>0.442244</text:p>
          </table:table-cell>
          <table:table-cell office:value-type="float" office:value="0.423542" calcext:value-type="float">
            <text:p>0.423542</text:p>
          </table:table-cell>
          <table:table-cell office:value-type="float" office:value="0.447745" calcext:value-type="float">
            <text:p>0.447745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66337" calcext:value-type="float">
            <text:p>0.366337</text:p>
          </table:table-cell>
          <table:table-cell office:value-type="float" office:value="0.392739" calcext:value-type="float">
            <text:p>0.392739</text:p>
          </table:table-cell>
          <table:table-cell office:value-type="float" office:value="0.426843" calcext:value-type="float">
            <text:p>0.426843</text:p>
          </table:table-cell>
          <table:table-cell office:value-type="float" office:value="0.420242" calcext:value-type="float">
            <text:p>0.420242</text:p>
          </table:table-cell>
          <table:table-cell office:value-type="float" office:value="0.438944" calcext:value-type="float">
            <text:p>0.438944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65237" calcext:value-type="float">
            <text:p>0.365237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0.418042" calcext:value-type="float">
            <text:p>0.418042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411441" calcext:value-type="float">
            <text:p>0.411441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360836" calcext:value-type="float">
            <text:p>0.360836</text:p>
          </table:table-cell>
          <table:table-cell office:value-type="float" office:value="0.394939" calcext:value-type="float">
            <text:p>0.394939</text:p>
          </table:table-cell>
          <table:table-cell office:value-type="float" office:value="0.413641" calcext:value-type="float">
            <text:p>0.41364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443344" calcext:value-type="float">
            <text:p>0.443344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28933" calcext:value-type="float">
            <text:p>0.328933</text:p>
          </table:table-cell>
          <table:table-cell office:value-type="float" office:value="0.380638" calcext:value-type="float">
            <text:p>0.380638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393839" calcext:value-type="float">
            <text:p>0.393839</text:p>
          </table:table-cell>
          <table:table-cell office:value-type="float" office:value="0.411441" calcext:value-type="float">
            <text:p>0.411441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Tanh Activation Function</text:p>
          </table:table-cell>
          <table:covered-table-cell table:number-columns-repeated="6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8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table:style-name="ce3"/>
          <table:table-cell office:value-type="float" office:value="10" calcext:value-type="float">
            <text:p>10</text:p>
          </table:table-cell>
          <table:table-cell office:value-type="float" office:value="0.40154" calcext:value-type="float">
            <text:p>0.40154</text:p>
          </table:table-cell>
          <table:table-cell office:value-type="float" office:value="0.433443" calcext:value-type="float">
            <text:p>0.433443</text:p>
          </table:table-cell>
          <table:table-cell office:value-type="float" office:value="0.432343" calcext:value-type="float">
            <text:p>0.432343</text:p>
          </table:table-cell>
          <table:table-cell table:style-name="ce8" office:value-type="float" office:value="0.457646" calcext:value-type="float">
            <text:p>0.457646</text:p>
          </table:table-cell>
          <table:table-cell office:value-type="float" office:value="0.427943" calcext:value-type="float">
            <text:p>0.427943</text:p>
          </table:table-cell>
        </table:table-row>
        <table:table-row table:style-name="ro2">
          <table:covered-table-cell/>
          <table:table-cell office:value-type="float" office:value="50" calcext:value-type="float">
            <text:p>50</text:p>
          </table:table-cell>
          <table:table-cell office:value-type="float" office:value="0.410341" calcext:value-type="float">
            <text:p>0.41034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41144" calcext:value-type="float">
            <text:p>0.441144</text:p>
          </table:table-cell>
          <table:table-cell office:value-type="float" office:value="0.460946" calcext:value-type="float">
            <text:p>0.460946</text:p>
          </table:table-cell>
          <table:table-cell office:value-type="float" office:value="0.430143" calcext:value-type="float">
            <text:p>0.430143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381738" calcext:value-type="float">
            <text:p>0.381738</text:p>
          </table:table-cell>
          <table:table-cell table:style-name="ce8" office:value-type="float" office:value="0.446645" calcext:value-type="float">
            <text:p>0.44664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35964" calcext:value-type="float">
            <text:p>0.435964</text:p>
          </table:table-cell>
          <table:table-cell office:value-type="float" office:value="0.424642" calcext:value-type="float">
            <text:p>0.424642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79538" calcext:value-type="float">
            <text:p>0.379538</text:p>
          </table:table-cell>
          <table:table-cell office:value-type="float" office:value="0.410341" calcext:value-type="float">
            <text:p>0.410341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430143" calcext:value-type="float">
            <text:p>0.430143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40044" calcext:value-type="float">
            <text:p>0.40044</text:p>
          </table:table-cell>
          <table:table-cell office:value-type="float" office:value="0.371837" calcext:value-type="float">
            <text:p>0.371837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0.39714" calcext:value-type="float">
            <text:p>0.39714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372937" calcext:value-type="float">
            <text:p>0.372937</text:p>
          </table:table-cell>
          <table:table-cell office:value-type="float" office:value="0.390539" calcext:value-type="float">
            <text:p>0.390539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410341" calcext:value-type="float">
            <text:p>0.410341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57536" calcext:value-type="float">
            <text:p>0.357536</text:p>
          </table:table-cell>
          <table:table-cell office:value-type="float" office:value="0.385039" calcext:value-type="float">
            <text:p>0.385039</text:p>
          </table:table-cell>
          <table:table-cell office:value-type="float" office:value="0.374037" calcext:value-type="float">
            <text:p>0.374037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391639" calcext:value-type="float">
            <text:p>0.391639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7:30:12.756323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11:45.862697838</meta:creation-date>
    <dc:date>2016-09-30T19:03:01.775854510</dc:date>
    <meta:editing-duration>PT5H14M39S</meta:editing-duration>
    <meta:editing-cycles>32</meta:editing-cycles>
    <meta:generator>LibreOffice/5.1.4.2$Linux_X86_64 LibreOffice_project/10m0$Build-2</meta:generator>
    <meta:document-statistic meta:table-count="1" meta:cell-count="151" meta:object-count="0"/>
  </office:meta>
</office:document-meta>
</file>